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328cm" fo:min-width="4.58cm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4.58cm"/>
    </style:style>
    <style:style style:name="gr4" style:family="graphic" style:parent-style-name="standard">
      <style:graphic-properties draw:textarea-horizontal-align="justify" draw:textarea-vertical-align="middle" draw:auto-grow-height="false" fo:min-height="1.782cm" fo:min-width="4.58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1.267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fo:min-height="2.048cm"/>
    </style:style>
    <style:style style:name="P1" style:family="paragraph">
      <loext:graphic-properties draw:fill-color="#ffffff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32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Ubimp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5.842cm" svg:height="1.267cm" svg:x="0.254cm" svg:y="0.276cm" presentation:class="title" presentation:user-transformed="true">
          <draw:text-box>
            <text:p><text:span text:style-name="T1">Domain</text:span></text:p>
          </draw:text-box>
        </draw:frame>
        <draw:custom-shape draw:style-name="gr2" draw:text-style-name="P3" draw:layer="layout" svg:width="5.08cm" svg:height="1.578cm" svg:x="9.144cm" svg:y="4.518cm">
          <text:p text:style-name="P3">User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1.27cm" svg:x="10.414cm" svg:y="6.858cm">
          <text:p text:style-name="P3">UsersLine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2.032cm" svg:x="2.032cm" svg:y="3.048cm">
          <text:p text:style-name="P3">Countrie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2.032cm" svg:x="2.032cm" svg:y="6.858cm">
          <text:p text:style-name="P3">State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1.27cm" svg:x="17.272cm" svg:y="4.572cm">
          <text:p text:style-name="P3">Line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9.134cm" svg:x="1.4cm" svg:y="3.685cm" presentation:class="outline" presentation:placeholder="true">
          <draw:text-box/>
        </draw:frame>
        <draw:frame presentation:style-name="pr6" draw:text-style-name="P4" draw:layer="layout" svg:width="20.828cm" svg:height="2.048cm" svg:x="0.254cm" svg:y="0.254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6T21:14:04.139385950</meta:creation-date>
    <dc:date>2020-01-17T17:16:27.911650805</dc:date>
    <meta:editing-duration>PT5H57M4S</meta:editing-duration>
    <meta:editing-cycles>10</meta:editing-cycles>
    <meta:generator>LibreOffice/6.0.7.3$Linux_X86_64 LibreOffice_project/00m0$Build-3</meta:generator>
    <meta:document-statistic meta:object-count="39"/>
  </office:meta>
</office:document-meta>
</file>